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officeooo:rsid="0008078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------------- <text:span text:style-name="T1">DATABASE----------------</text:span></text:p>
      <text:p text:style-name="P2"/>
      <text:p text:style-name="P23">😄 sawa. mfumo ume-boot. hakuna kurudi nyuma sasa.</text:p>
      <text:p text:style-name="Text_20_body">Tuanze <text:span text:style-name="Strong_20_Emphasis">step 1 rasmi</text:span>: <text:span text:style-name="Strong_20_Emphasis">Refined Core Entities</text:span><text:line-break/>Sio database bado. Hapa tunajenga <text:span text:style-name="Strong_20_Emphasis">akili ya system</text:span>. Ukipata hii vizuri, database inajichora yenyewe.</text:p>
      <text:p text:style-name="Text_20_body">Nitazungumza kama software engineer, sio kama lecturer.</text:p>
      <text:p text:style-name="Horizontal_20_Line"/>
      <text:h text:style-name="Heading_20_2" text:outline-level="2">1. KANUNI YA JUMLA (Very important)</text:h>
      <text:p text:style-name="Text_20_body">System hii ina <text:span text:style-name="Strong_20_Emphasis">layers tatu za ukweli</text:span>:</text:p>
      <text:list text:style-name="L1">
        <text:list-item>
          <text:p text:style-name="P3"><text:span text:style-name="Strong_20_Emphasis">Student claim</text:span> → “Nimelipa hivi”</text:p>
        </text:list-item>
        <text:list-item>
          <text:p text:style-name="P3"><text:span text:style-name="Strong_20_Emphasis">System reasoning</text:span> → “Kwa nilicho nacho, hali yako ni hivi”</text:p>
        </text:list-item>
        <text:list-item>
          <text:p text:style-name="P3"><text:span text:style-name="Strong_20_Emphasis">Finance truth</text:span> → “Hiki ndicho tunachokubali”</text:p>
        </text:list-item>
      </text:list>
      <text:p text:style-name="Text_20_body">Entities lazima ziheshimu hiyo mipaka. Hakuna entity itakayovuka mpaka bila ruhusa.</text:p>
      <text:p text:style-name="Horizontal_20_Line"/>
      <text:h text:style-name="Heading_20_2" text:outline-level="2">2. CORE ACTORS (Who exists)</text:h>
      <text:h text:style-name="Heading_20_3" text:outline-level="3">2.1 Student</text:h>
      <text:p text:style-name="Text_20_body">Sio tu mtu, ni <text:span text:style-name="Strong_20_Emphasis">chanzo cha claims</text:span>.</text:p>
      <text:p text:style-name="Text_20_body">Attributes muhimu:</text:p>
      <text:list text:style-name="L2">
        <text:list-item>
          <text:p text:style-name="P4">student_id (institutional, sio email)</text:p>
        </text:list-item>
        <text:list-item>
          <text:p text:style-name="P4">course_id</text:p>
        </text:list-item>
        <text:list-item>
          <text:p text:style-name="P4">intake / academic_year</text:p>
        </text:list-item>
        <text:list-item>
          <text:p text:style-name="P4">status (active, defered, graduated)</text:p>
        </text:list-item>
      </text:list>
      <text:p text:style-name="Text_20_body">👉 Student <text:span text:style-name="Strong_20_Emphasis">hathibitishi malipo</text:span>. Anaomba kuthibitishwa.</text:p>
      <text:p text:style-name="Horizontal_20_Line"/>
      <text:h text:style-name="Heading_20_3" text:outline-level="3">2.2 Finance Officer</text:h>
      <text:p text:style-name="Text_20_body">Huyu sio “admin wa system”.</text:p>
      <text:p text:style-name="Text_20_body">Roles:</text:p>
      <text:list text:style-name="L3">
        <text:list-item>
          <text:p text:style-name="P5">kuona data (read-heavy)</text:p>
        </text:list-item>
        <text:list-item>
          <text:p text:style-name="P5">kuthibitisha / ku-flag</text:p>
        </text:list-item>
        <text:list-item>
          <text:p text:style-name="P5">kuweka internal notes</text:p>
        </text:list-item>
      </text:list>
      <text:p text:style-name="Text_20_body">👉 Hana uwezo wa kubadilisha payments. Anafanya <text:span text:style-name="Strong_20_Emphasis">judgement</text:span>, sio entry.</text:p>
      <text:p text:style-name="Horizontal_20_Line"><text:soft-page-break/></text:p>
      <text:h text:style-name="Heading_20_2" text:outline-level="2">3. ACADEMIC &amp; FINANCIAL STRUCTURE ENTITIES</text:h>
      <text:p text:style-name="Text_20_body">(Hizi ndizo <text:span text:style-name="Emphasis">pre-details</text:span> ulizouliza mara nyingi)</text:p>
      <text:h text:style-name="Heading_20_3" text:outline-level="3">3.1 Course</text:h>
      <text:list text:style-name="L4">
        <text:list-item>
          <text:p text:style-name="P6">course_id</text:p>
        </text:list-item>
        <text:list-item>
          <text:p text:style-name="P6">course_name</text:p>
        </text:list-item>
        <text:list-item>
          <text:p text:style-name="P6">faculty</text:p>
        </text:list-item>
        <text:list-item>
          <text:p text:style-name="P6">has_special_exam_flow (true kwa medical n.k.)</text:p>
        </text:list-item>
      </text:list>
      <text:p text:style-name="Text_20_body">👉 Hapa ndipo tofauti za afya vs non-health zinaishi, bila kugusa logic ya core.</text:p>
      <text:p text:style-name="Horizontal_20_Line"/>
      <text:h text:style-name="Heading_20_3" text:outline-level="3">3.2 AcademicPeriod</text:h>
      <text:p text:style-name="Text_20_body">Hii ni muhimu sana kuliko watu wengi wanavyodhani.</text:p>
      <text:p text:style-name="Text_20_body">Examples:</text:p>
      <text:list text:style-name="L5">
        <text:list-item>
          <text:p text:style-name="P7">Semester 1</text:p>
        </text:list-item>
        <text:list-item>
          <text:p text:style-name="P7">CAT1</text:p>
        </text:list-item>
        <text:list-item>
          <text:p text:style-name="P7">CAT2</text:p>
        </text:list-item>
        <text:list-item>
          <text:p text:style-name="P7">UE</text:p>
        </text:list-item>
      </text:list>
      <text:p text:style-name="Text_20_body">Attributes:</text:p>
      <text:list text:style-name="L6">
        <text:list-item>
          <text:p text:style-name="P8">period_id</text:p>
        </text:list-item>
        <text:list-item>
          <text:p text:style-name="P8">name</text:p>
        </text:list-item>
        <text:list-item>
          <text:p text:style-name="P8">type (CAT | UE | OTHER)</text:p>
        </text:list-item>
        <text:list-item>
          <text:p text:style-name="P8">start_date</text:p>
        </text:list-item>
        <text:list-item>
          <text:p text:style-name="P8">end_date</text:p>
        </text:list-item>
      </text:list>
      <text:p text:style-name="Text_20_body">👉 System <text:span text:style-name="Strong_20_Emphasis">haijalishi mtihani ni upi</text:span>. Inajua tu iko kwenye kipindi gani.</text:p>
      <text:p text:style-name="Horizontal_20_Line"/>
      <text:h text:style-name="Heading_20_3" text:outline-level="3">3.3 FeeStructure</text:h>
      <text:p text:style-name="Text_20_body">Hii ndio “kanuni ya pesa”.</text:p>
      <text:list text:style-name="L7">
        <text:list-item>
          <text:p text:style-name="P9">fee_structure_id</text:p>
        </text:list-item>
        <text:list-item>
          <text:p text:style-name="P9">course_id</text:p>
        </text:list-item>
        <text:list-item>
          <text:p text:style-name="P9">academic_period_id</text:p>
        </text:list-item>
        <text:list-item>
          <text:p text:style-name="P9">full_amount</text:p>
        </text:list-item>
        <text:list-item>
          <text:p text:style-name="P9"><text:soft-page-break/>minimum_exam_amount</text:p>
        </text:list-item>
        <text:list-item>
          <text:p text:style-name="P9">currency</text:p>
        </text:list-item>
        <text:list-item>
          <text:p text:style-name="P9">effective_from</text:p>
        </text:list-item>
      </text:list>
      <text:p text:style-name="Text_20_body">👉 Hapa ndipo:</text:p>
      <text:list text:style-name="L8">
        <text:list-item>
          <text:p text:style-name="P10">full semester fee</text:p>
        </text:list-item>
        <text:list-item>
          <text:p text:style-name="P10">minimum ya kufanya mtihani<text:line-break/>zinaishi <text:span text:style-name="Strong_20_Emphasis">bila kumgusa student mmoja mmoja</text:span></text:p>
        </text:list-item>
      </text:list>
      <text:p text:style-name="Horizontal_20_Line"/>
      <text:h text:style-name="Heading_20_2" text:outline-level="2">4. PAYMENT &amp; CLAIM LAYER</text:h>
      <text:p text:style-name="Text_20_body">(Hapa ndipo stress nyingi huanza)</text:p>
      <text:h text:style-name="Heading_20_3" text:outline-level="3">4.1 PaymentClaim (student side)</text:h>
      <text:p text:style-name="Text_20_body">Hii ni <text:span text:style-name="Strong_20_Emphasis">kitu student anachodai</text:span>, sio ukweli.</text:p>
      <text:list text:style-name="L9">
        <text:list-item>
          <text:p text:style-name="P11">claim_id</text:p>
        </text:list-item>
        <text:list-item>
          <text:p text:style-name="P11">student_id</text:p>
        </text:list-item>
        <text:list-item>
          <text:p text:style-name="P11">academic_period_id</text:p>
        </text:list-item>
        <text:list-item>
          <text:p text:style-name="P11">claimed_amount</text:p>
        </text:list-item>
        <text:list-item>
          <text:p text:style-name="P11">payment_date</text:p>
        </text:list-item>
        <text:list-item>
          <text:p text:style-name="P11">channel (bank, wakala, mobile)</text:p>
        </text:list-item>
        <text:list-item>
          <text:p text:style-name="P11">reference_text (control number, teller no)</text:p>
        </text:list-item>
        <text:list-item>
          <text:p text:style-name="P11">receipt_file_id</text:p>
        </text:list-item>
        <text:list-item>
          <text:p text:style-name="P11">status (pending, reviewed, resolved)</text:p>
        </text:list-item>
      </text:list>
      <text:p text:style-name="Text_20_body">👉 Hii entity <text:span text:style-name="Strong_20_Emphasis">inaweza kuwa wrong</text:span>. Na ni sawa.</text:p>
      <text:p text:style-name="Horizontal_20_Line"/>
      <text:h text:style-name="Heading_20_3" text:outline-level="3">4.2 ReceiptFile</text:h>
      <text:list text:style-name="L10">
        <text:list-item>
          <text:p text:style-name="P12">file_id</text:p>
        </text:list-item>
        <text:list-item>
          <text:p text:style-name="P12">storage_path</text:p>
        </text:list-item>
        <text:list-item>
          <text:p text:style-name="P12">mime_type</text:p>
        </text:list-item>
        <text:list-item>
          <text:p text:style-name="P12">uploaded_at</text:p>
        </text:list-item>
        <text:list-item>
          <text:p text:style-name="P12">quality_flag (clear / unclear / blocked)</text:p>
        </text:list-item>
      </text:list>
      <text:p text:style-name="Text_20_body">👉 Hapa ndipo issue ya stamp, blur, pdf n.k. inadhibitiwa <text:span text:style-name="Emphasis">kisystem</text:span>, sio kwa kubishana.</text:p>
      <text:p text:style-name="Horizontal_20_Line"/>
      <text:h text:style-name="Heading_20_2" text:outline-level="2"><text:soft-page-break/>5. SYSTEM REASONING LAYER</text:h>
      <text:p text:style-name="Text_20_body">(Hapa ndipo akili yako inaonekana)</text:p>
      <text:h text:style-name="Heading_20_3" text:outline-level="3">5.1 ValidationResult</text:h>
      <text:p text:style-name="Text_20_body">Hii si approval. Ni <text:span text:style-name="Strong_20_Emphasis">maoni ya system</text:span>.</text:p>
      <text:list text:style-name="L11">
        <text:list-item>
          <text:p text:style-name="P13">validation_id</text:p>
        </text:list-item>
        <text:list-item>
          <text:p text:style-name="P13">claim_id</text:p>
        </text:list-item>
        <text:list-item>
          <text:p text:style-name="P13">extracted_amount (if any)</text:p>
        </text:list-item>
        <text:list-item>
          <text:p text:style-name="P13">extracted_date (if any)</text:p>
        </text:list-item>
        <text:list-item>
          <text:p text:style-name="P13">mismatch_flags (amount, date, reference)</text:p>
        </text:list-item>
        <text:list-item>
          <text:p text:style-name="P13">confidence_score (0–100)</text:p>
        </text:list-item>
        <text:list-item>
          <text:p text:style-name="P13">system_note</text:p>
        </text:list-item>
      </text:list>
      <text:p text:style-name="Text_20_body">👉 Finance wanaona hii. Student anaona <text:span text:style-name="Strong_20_Emphasis">summary dhaifu</text:span> tu.</text:p>
      <text:p text:style-name="Horizontal_20_Line"/>
      <text:h text:style-name="Heading_20_3" text:outline-level="3">5.2 EligibilitySnapshot</text:h>
      <text:p text:style-name="Text_20_body">Hii ni muhimu sana.</text:p>
      <text:list text:style-name="L12">
        <text:list-item>
          <text:p text:style-name="P14">snapshot_id</text:p>
        </text:list-item>
        <text:list-item>
          <text:p text:style-name="P14">student_id</text:p>
        </text:list-item>
        <text:list-item>
          <text:p text:style-name="P14">academic_period_id</text:p>
        </text:list-item>
        <text:list-item>
          <text:p text:style-name="P14">total_verified_paid</text:p>
        </text:list-item>
        <text:list-item>
          <text:p text:style-name="P14">required_minimum</text:p>
        </text:list-item>
        <text:list-item>
          <text:p text:style-name="P14">eligibility_state (eligible / near / not_eligible)</text:p>
        </text:list-item>
        <text:list-item>
          <text:p text:style-name="P14">generated_at</text:p>
        </text:list-item>
      </text:list>
      <text:p text:style-name="Text_20_body">👉 Hii snapshot:</text:p>
      <text:list text:style-name="L13">
        <text:list-item>
          <text:p text:style-name="P15">inafanya kazi hata kama student hakutumia system zamani</text:p>
        </text:list-item>
        <text:list-item>
          <text:p text:style-name="P15">inategemea <text:span text:style-name="Strong_20_Emphasis">VerifiedPayment</text:span>, sio claims pekee</text:p>
        </text:list-item>
      </text:list>
      <text:p text:style-name="Horizontal_20_Line"/>
      <text:h text:style-name="Heading_20_2" text:outline-level="2">6. FINANCE TRUTH LAYER</text:h>
      <text:p text:style-name="Text_20_body">(Hapa ndipo ukweli unaishi)</text:p>
      <text:h text:style-name="Heading_20_3" text:outline-level="3">6.1 VerifiedPayment</text:h>
      <text:p text:style-name="Text_20_body">Chanzo cha truth.</text:p>
      <text:list text:style-name="L14">
        <text:list-item>
          <text:p text:style-name="P16"><text:soft-page-break/>verified_payment_id</text:p>
        </text:list-item>
        <text:list-item>
          <text:p text:style-name="P16">student_id</text:p>
        </text:list-item>
        <text:list-item>
          <text:p text:style-name="P16">academic_period_id</text:p>
        </text:list-item>
        <text:list-item>
          <text:p text:style-name="P16">amount</text:p>
        </text:list-item>
        <text:list-item>
          <text:p text:style-name="P16">source (manual, bank_batch, system)</text:p>
        </text:list-item>
        <text:list-item>
          <text:p text:style-name="P16">verified_by (finance officer)</text:p>
        </text:list-item>
        <text:list-item>
          <text:p text:style-name="P16">verified_at</text:p>
        </text:list-item>
      </text:list>
      <text:p text:style-name="Text_20_body">👉 Hii ndiyo inatumika kuhesabu:</text:p>
      <text:list text:style-name="L15">
        <text:list-item>
          <text:p text:style-name="P17">total paid</text:p>
        </text:list-item>
        <text:list-item>
          <text:p text:style-name="P17">eligibility</text:p>
        </text:list-item>
        <text:list-item>
          <text:p text:style-name="P17">exam card readiness</text:p>
        </text:list-item>
      </text:list>
      <text:p text:style-name="Text_20_body">Student hawezi ku-create hii.</text:p>
      <text:p text:style-name="Horizontal_20_Line"/>
      <text:h text:style-name="Heading_20_3" text:outline-level="3">6.2 FinanceReview</text:h>
      <text:list text:style-name="L16">
        <text:list-item>
          <text:p text:style-name="P18">review_id</text:p>
        </text:list-item>
        <text:list-item>
          <text:p text:style-name="P18">claim_id</text:p>
        </text:list-item>
        <text:list-item>
          <text:p text:style-name="P18">officer_id</text:p>
        </text:list-item>
        <text:list-item>
          <text:p text:style-name="P18">decision (approved / rejected / needs_followup)</text:p>
        </text:list-item>
        <text:list-item>
          <text:p text:style-name="P18">internal_notes</text:p>
        </text:list-item>
        <text:list-item>
          <text:p text:style-name="P18">reviewed_at</text:p>
        </text:list-item>
      </text:list>
      <text:p text:style-name="Text_20_body">👉 Hii ndiyo bridge kati ya system na binadamu.</text:p>
      <text:p text:style-name="Horizontal_20_Line"/>
      <text:h text:style-name="Heading_20_2" text:outline-level="2">7. EXAM CARD ASSIST LAYER</text:h>
      <text:p text:style-name="Text_20_body">(bila kubadilisha msingi)</text:p>
      <text:h text:style-name="Heading_20_3" text:outline-level="3">7.1 ExamCardQueue</text:h>
      <text:list text:style-name="L17">
        <text:list-item>
          <text:p text:style-name="P19">queue_id</text:p>
        </text:list-item>
        <text:list-item>
          <text:p text:style-name="P19">student_id</text:p>
        </text:list-item>
        <text:list-item>
          <text:p text:style-name="P19">academic_period_id</text:p>
        </text:list-item>
        <text:list-item>
          <text:p text:style-name="P19">readiness_state (ready / pending / blocked)</text:p>
        </text:list-item>
        <text:list-item>
          <text:p text:style-name="P19">reason (if blocked)</text:p>
        </text:list-item>
        <text:list-item>
          <text:p text:style-name="P19">generated_at</text:p>
        </text:list-item>
      </text:list>
      <text:p text:style-name="Text_20_body"><text:soft-page-break/>👉 Finance wanapata:</text:p>
      <text:list text:style-name="L18">
        <text:list-item>
          <text:p text:style-name="P20">list mapema</text:p>
        </text:list-item>
        <text:list-item>
          <text:p text:style-name="P20">wanajua nani anakaribia</text:p>
        </text:list-item>
        <text:list-item>
          <text:p text:style-name="P20">wanajua nani ana flags</text:p>
        </text:list-item>
      </text:list>
      <text:p text:style-name="Text_20_body">Lakini <text:span text:style-name="Strong_20_Emphasis">exam card bado ni physical</text:span>, system haisemi “ingia exam”.</text:p>
      <text:p text:style-name="Horizontal_20_Line"/>
      <text:h text:style-name="Heading_20_2" text:outline-level="2">8. KWA NINI ENTITIES HIZI NI NGUVU</text:h>
      <text:list text:style-name="L19">
        <text:list-item>
          <text:p text:style-name="P21">Zinaruhusu <text:span text:style-name="Strong_20_Emphasis">late payments</text:span></text:p>
        </text:list-item>
        <text:list-item>
          <text:p text:style-name="P21">Zinaruhusu <text:span text:style-name="Strong_20_Emphasis">partial history</text:span></text:p>
        </text:list-item>
        <text:list-item>
          <text:p text:style-name="P21">Zinaruhusu <text:span text:style-name="Strong_20_Emphasis">system kuwa offline</text:span></text:p>
        </text:list-item>
        <text:list-item>
          <text:p text:style-name="P21">Zinaruhusu finance kubaki na mamlaka</text:p>
        </text:list-item>
        <text:list-item>
          <text:p text:style-name="P21">Zinaruhusu future API bila kubomoa</text:p>
        </text:list-item>
      </text:list>
      <text:p text:style-name="Text_20_body">Na muhimu zaidi:<text:line-break/><text:span text:style-name="Strong_20_Emphasis">hakuna entity inayojifanya kuwa kinga ya mitihani.</text:span></text:p>
      <text:p text:style-name="Horizontal_20_Line"/>
      <text:p text:style-name="Text_20_body">Hapa tumemaliza <text:span text:style-name="Strong_20_Emphasis">Step 1: Core Entities</text:span>.</text:p>
      <text:p text:style-name="Text_20_body">Hatua inayofuata una chaguo mbili, na zote sasa zina maana:</text:p>
      <text:list text:style-name="L20">
        <text:list-item>
          <text:p text:style-name="P22"><text:span text:style-name="Strong_20_Emphasis">A)</text:span> Database schema design (tables + keys)</text:p>
        </text:list-item>
        <text:list-item>
          <text:p text:style-name="P22"><text:span text:style-name="Strong_20_Emphasis">B)</text:span> One-day exam simulation (student → finance → card)</text:p>
        </text:list-item>
      </text:list>
      <text:p text:style-name="Text_20_body">Wewe ndiyo driver. Mfumo uko tayari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31T11:55:52.719199393</meta:creation-date>
    <dc:date>2026-02-02T18:19:51.665015575</dc:date>
    <meta:editing-duration>PT19H40M48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6" meta:paragraph-count="155" meta:word-count="678" meta:character-count="4229" meta:non-whitespace-character-count="3801"/>
  </office:meta>
</office:document-meta>
</file>